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1.7222in"/>
    </style:style>
    <style:style style:name="Table2.D" style:family="table-column">
      <style:table-column-properties style:column-width="2.07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style:may-break-between-rows="true" table:border-model="collapsing"/>
    </style:style>
    <style:style style:name="Table3.A" style:family="table-column">
      <style:table-column-properties style:column-width="3.125in"/>
    </style:style>
    <style:style style:name="Table3.B" style:family="table-column">
      <style:table-column-properties style:column-width="3.8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3.B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4d829d" officeooo:paragraph-rsid="000e9c94"/>
    </style:style>
    <style:style style:name="P2" style:family="paragraph" style:parent-style-name="Heading_20_1">
      <style:text-properties officeooo:paragraph-rsid="000e9c94"/>
    </style:style>
    <style:style style:name="P3" style:family="paragraph" style:parent-style-name="Heading_20_2">
      <style:text-properties officeooo:paragraph-rsid="000e9c94"/>
    </style:style>
    <style:style style:name="P4" style:family="paragraph" style:parent-style-name="Standard">
      <style:text-properties style:font-name="Ubuntu" officeooo:rsid="0005e02b" officeooo:paragraph-rsid="000e9c94"/>
    </style:style>
    <style:style style:name="P5" style:family="paragraph" style:parent-style-name="Standard">
      <style:text-properties style:font-name="Ubuntu" officeooo:rsid="0007a485" officeooo:paragraph-rsid="000e9c94"/>
    </style:style>
    <style:style style:name="P6" style:family="paragraph" style:parent-style-name="Standard">
      <style:paragraph-properties fo:margin-left="0.4925in" fo:margin-right="0in" fo:margin-top="0in" fo:margin-bottom="0in" loext:contextual-spacing="false" fo:text-align="center" style:justify-single-word="false" fo:text-indent="0in" style:auto-text-indent="false"/>
      <style:text-properties style:font-name="Ubuntu" fo:font-size="16pt" fo:font-weight="bold" officeooo:rsid="0007a485" officeooo:paragraph-rsid="000e9c94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.4925in" fo:margin-right="0in" fo:margin-top="0.0398in" fo:margin-bottom="0.0398in" loext:contextual-spacing="false" fo:text-align="start" style:justify-single-word="false" fo:text-indent="0in" style:auto-text-indent="false"/>
      <style:text-properties style:font-name="Ubuntu" fo:font-size="12pt" fo:font-weight="normal" officeooo:rsid="0007a485" officeooo:paragraph-rsid="000e9c94" style:font-size-asian="10.5pt" style:font-weight-asian="normal" style:font-size-complex="12pt" style:font-weight-complex="normal"/>
    </style:style>
    <style:style style:name="P8" style:family="paragraph" style:parent-style-name="Table_20_Contents">
      <style:text-properties officeooo:rsid="004a530a" officeooo:paragraph-rsid="000e9c94"/>
    </style:style>
    <style:style style:name="P9" style:family="paragraph" style:parent-style-name="Table_20_Contents">
      <style:text-properties officeooo:rsid="004acf75" officeooo:paragraph-rsid="000e9c94"/>
    </style:style>
    <style:style style:name="P10" style:family="paragraph" style:parent-style-name="Table_20_Contents">
      <style:text-properties officeooo:rsid="004c5f51" officeooo:paragraph-rsid="000e9c94"/>
    </style:style>
    <style:style style:name="P11" style:family="paragraph" style:parent-style-name="Table_20_Contents">
      <style:text-properties officeooo:rsid="004d829d" officeooo:paragraph-rsid="000e9c94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1cff" officeooo:paragraph-rsid="000e9c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9c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paragraph-rsid="000e9c94"/>
    </style:style>
    <style:style style:name="P15" style:family="paragraph" style:parent-style-name="Text_20_body" style:list-style-name="L1">
      <style:text-properties style:font-name="Ubuntu" fo:font-size="14pt" fo:font-weight="bold" officeooo:rsid="001143ea" officeooo:paragraph-rsid="000e9c94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text-properties style:font-name="Ubuntu" fo:font-size="14pt" fo:font-weight="bold" officeooo:rsid="002075ec" officeooo:paragraph-rsid="000e9c94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text-properties style:font-name="Ubuntu" fo:font-size="14pt" fo:font-weight="bold" officeooo:rsid="001a7015" officeooo:paragraph-rsid="000e9c94" style:font-size-asian="12.25pt" style:font-weight-asian="bold" style:font-size-complex="14pt" style:font-weight-complex="bold"/>
    </style:style>
    <style:style style:name="P18" style:family="paragraph" style:parent-style-name="Text_20_body" style:list-style-name="L32">
      <style:text-properties style:font-name="Ubuntu" fo:font-size="14pt" fo:font-weight="bold" officeooo:rsid="00454300" officeooo:paragraph-rsid="000e9c94" style:font-size-asian="12.25pt" style:font-weight-asian="bold" style:font-size-complex="14pt" style:font-weight-complex="bold"/>
    </style:style>
    <style:style style:name="P19" style:family="paragraph" style:parent-style-name="Text_20_body" style:list-style-name="L33">
      <style:text-properties style:font-name="Ubuntu" fo:font-size="14pt" fo:font-weight="normal" officeooo:rsid="0046095b" officeooo:paragraph-rsid="000e9c94" style:font-size-asian="12.25pt" style:font-weight-asian="normal" style:font-size-complex="14pt" style:font-weight-complex="normal"/>
    </style:style>
    <style:style style:name="P20" style:family="paragraph" style:parent-style-name="Text_20_body" style:list-style-name="L34">
      <style:text-properties style:font-name="Ubuntu" fo:font-size="14pt" fo:font-weight="normal" officeooo:rsid="0046095b" officeooo:paragraph-rsid="000e9c94" style:font-size-asian="12.25pt" style:font-weight-asian="normal" style:font-size-complex="14pt" style:font-weight-complex="normal"/>
    </style:style>
    <style:style style:name="P21" style:family="paragraph" style:parent-style-name="Text_20_body" style:list-style-name="L36">
      <style:text-properties style:font-name="Ubuntu" fo:font-size="14pt" fo:font-weight="normal" officeooo:rsid="0046095b" officeooo:paragraph-rsid="000e9c94" style:font-size-asian="12.25pt" style:font-weight-asian="normal" style:font-size-complex="14pt" style:font-weight-complex="normal"/>
    </style:style>
    <style:style style:name="P22" style:family="paragraph" style:parent-style-name="Text_20_body" style:list-style-name="L35">
      <style:text-properties style:font-name="Ubuntu" fo:font-size="14pt" fo:font-weight="normal" officeooo:rsid="0046095b" officeooo:paragraph-rsid="000e9c94" style:font-size-asian="14pt" style:font-weight-asian="normal" style:font-size-complex="14pt" style:font-weight-complex="normal"/>
    </style:style>
    <style:style style:name="P23" style:family="paragraph" style:parent-style-name="Text_20_body" style:list-style-name="L35">
      <style:text-properties style:font-name="Ubuntu" fo:font-size="14pt" fo:font-weight="normal" officeooo:rsid="00500267" officeooo:paragraph-rsid="000e9c94" style:font-size-asian="14pt" style:font-weight-asian="normal" style:font-size-complex="14pt" style:font-weight-complex="normal"/>
    </style:style>
    <style:style style:name="P24" style:family="paragraph" style:parent-style-name="Text_20_body" style:list-style-name="L1">
      <style:text-properties style:font-name="Ubuntu" officeooo:paragraph-rsid="000e9c94"/>
    </style:style>
    <style:style style:name="P25" style:family="paragraph" style:parent-style-name="Text_20_body" style:list-style-name="L1">
      <style:text-properties style:font-name="Ubuntu" officeooo:rsid="001a7015" officeooo:paragraph-rsid="000e9c94"/>
    </style:style>
    <style:style style:name="P26" style:family="paragraph" style:parent-style-name="Text_20_body" style:list-style-name="L20">
      <style:text-properties style:font-name="Ubuntu" officeooo:rsid="001da7b4" officeooo:paragraph-rsid="000e9c94"/>
    </style:style>
    <style:style style:name="P27" style:family="paragraph" style:parent-style-name="Text_20_body" style:list-style-name="L20">
      <style:text-properties style:font-name="Ubuntu" officeooo:rsid="0026852f" officeooo:paragraph-rsid="000e9c94"/>
    </style:style>
    <style:style style:name="P28" style:family="paragraph" style:parent-style-name="Text_20_body" style:list-style-name="L20">
      <style:text-properties style:font-name="Ubuntu" officeooo:rsid="00321a70" officeooo:paragraph-rsid="000e9c94"/>
    </style:style>
    <style:style style:name="P29" style:family="paragraph" style:parent-style-name="Text_20_body" style:list-style-name="L20">
      <style:text-properties style:font-name="Ubuntu" officeooo:rsid="00299313" officeooo:paragraph-rsid="000e9c94"/>
    </style:style>
    <style:style style:name="P30" style:family="paragraph" style:parent-style-name="Text_20_body" style:list-style-name="L20">
      <style:text-properties style:font-name="Ubuntu" officeooo:rsid="002075ec" officeooo:paragraph-rsid="000e9c94"/>
    </style:style>
    <style:style style:name="P31" style:family="paragraph" style:parent-style-name="Text_20_body" style:list-style-name="L1">
      <style:text-properties style:font-name="Ubuntu" officeooo:rsid="002186e3" officeooo:paragraph-rsid="000e9c94"/>
    </style:style>
    <style:style style:name="P32" style:family="paragraph" style:parent-style-name="Text_20_body">
      <style:text-properties style:font-name="Ubuntu" officeooo:rsid="00274b59" officeooo:paragraph-rsid="000e9c94"/>
    </style:style>
    <style:style style:name="P33" style:family="paragraph" style:parent-style-name="Text_20_body" style:list-style-name="L22">
      <style:text-properties style:font-name="Ubuntu" officeooo:rsid="0054ca52" officeooo:paragraph-rsid="000e9c94"/>
    </style:style>
    <style:style style:name="P34" style:family="paragraph" style:parent-style-name="Text_20_body" style:list-style-name="L21">
      <style:text-properties style:font-name="Ubuntu" officeooo:rsid="0022f0c4" officeooo:paragraph-rsid="000e9c94"/>
    </style:style>
    <style:style style:name="P35" style:family="paragraph" style:parent-style-name="Text_20_body">
      <style:text-properties style:font-name="Ubuntu" officeooo:rsid="002aec45" officeooo:paragraph-rsid="000e9c94"/>
    </style:style>
    <style:style style:name="P36" style:family="paragraph" style:parent-style-name="Text_20_body">
      <style:text-properties style:font-name="Ubuntu" officeooo:paragraph-rsid="000e9c94"/>
    </style:style>
    <style:style style:name="P37" style:family="paragraph" style:parent-style-name="Text_20_body" style:list-style-name="L1">
      <style:text-properties officeooo:paragraph-rsid="000e9c94"/>
    </style:style>
    <style:style style:name="P38" style:family="paragraph" style:parent-style-name="Text_20_body" style:list-style-name="L21">
      <style:text-properties officeooo:rsid="0022f0c4" officeooo:paragraph-rsid="000e9c94"/>
    </style:style>
    <style:style style:name="P39" style:family="paragraph" style:parent-style-name="Text_20_body" style:list-style-name="L22">
      <style:text-properties officeooo:rsid="0054ca52" officeooo:paragraph-rsid="000e9c94"/>
    </style:style>
    <style:style style:name="P40" style:family="paragraph" style:parent-style-name="Text_20_body">
      <style:text-properties officeooo:rsid="003dacef" officeooo:paragraph-rsid="000e9c94"/>
    </style:style>
    <style:style style:name="P41" style:family="paragraph" style:parent-style-name="Text_20_body" style:list-style-name="L23">
      <style:text-properties officeooo:rsid="003ee1c6" officeooo:paragraph-rsid="000e9c94"/>
    </style:style>
    <style:style style:name="P42" style:family="paragraph" style:parent-style-name="Text_20_body" style:list-style-name="L24">
      <style:text-properties officeooo:rsid="0043a85a" officeooo:paragraph-rsid="000e9c94"/>
    </style:style>
    <style:style style:name="P43" style:family="paragraph" style:parent-style-name="Text_20_body" style:list-style-name="L28">
      <style:text-properties officeooo:rsid="0043a85a" officeooo:paragraph-rsid="000e9c94"/>
    </style:style>
    <style:style style:name="P44" style:family="paragraph" style:parent-style-name="Text_20_body" style:list-style-name="L25">
      <style:text-properties officeooo:rsid="00413794" officeooo:paragraph-rsid="000e9c94"/>
    </style:style>
    <style:style style:name="P45" style:family="paragraph" style:parent-style-name="Text_20_body" style:list-style-name="L27">
      <style:text-properties officeooo:rsid="00413794" officeooo:paragraph-rsid="000e9c94"/>
    </style:style>
    <style:style style:name="P46" style:family="paragraph" style:parent-style-name="Text_20_body">
      <style:text-properties officeooo:rsid="00413794" officeooo:paragraph-rsid="000e9c94"/>
    </style:style>
    <style:style style:name="P47" style:family="paragraph" style:parent-style-name="Text_20_body" style:list-style-name="L25">
      <style:text-properties officeooo:rsid="00531732" officeooo:paragraph-rsid="000e9c94"/>
    </style:style>
    <style:style style:name="P48" style:family="paragraph" style:parent-style-name="Text_20_body" style:list-style-name="L26">
      <style:text-properties officeooo:rsid="004822ec" officeooo:paragraph-rsid="000e9c94"/>
    </style:style>
    <style:style style:name="P49" style:family="paragraph" style:parent-style-name="Text_20_body" style:list-style-name="L27">
      <style:text-properties officeooo:rsid="004822ec" officeooo:paragraph-rsid="000e9c94"/>
    </style:style>
    <style:style style:name="P50" style:family="paragraph" style:parent-style-name="Text_20_body" style:list-style-name="L27">
      <style:text-properties officeooo:rsid="00489d1c" officeooo:paragraph-rsid="000e9c94"/>
    </style:style>
    <style:style style:name="P51" style:family="paragraph" style:parent-style-name="Text_20_body" style:list-style-name="L29">
      <style:text-properties officeooo:rsid="0044a803" officeooo:paragraph-rsid="000e9c94"/>
    </style:style>
    <style:style style:name="P52" style:family="paragraph" style:parent-style-name="Text_20_body">
      <style:text-properties officeooo:rsid="0044a803" officeooo:paragraph-rsid="000e9c94"/>
    </style:style>
    <style:style style:name="P53" style:family="paragraph" style:parent-style-name="Text_20_body" style:list-style-name="L32">
      <style:text-properties officeooo:rsid="00454300" officeooo:paragraph-rsid="000e9c94"/>
    </style:style>
    <style:style style:name="P54" style:family="paragraph" style:parent-style-name="Text_20_body">
      <style:text-properties officeooo:rsid="00454300" officeooo:paragraph-rsid="000e9c94"/>
    </style:style>
    <style:style style:name="P55" style:family="paragraph" style:parent-style-name="Text_20_body" style:list-style-name="L30">
      <style:text-properties officeooo:rsid="00463bb5" officeooo:paragraph-rsid="000e9c94"/>
    </style:style>
    <style:style style:name="P56" style:family="paragraph" style:parent-style-name="Text_20_body" style:list-style-name="L31">
      <style:text-properties officeooo:rsid="00463bb5" officeooo:paragraph-rsid="000e9c94"/>
    </style:style>
    <style:style style:name="P57" style:family="paragraph" style:parent-style-name="Text_20_body" style:list-style-name="L33">
      <style:text-properties fo:font-size="14pt" fo:font-weight="normal" officeooo:paragraph-rsid="000e9c94" style:font-size-asian="12.25pt" style:font-weight-asian="normal" style:font-size-complex="14pt" style:font-weight-complex="normal"/>
    </style:style>
    <style:style style:name="P58" style:family="paragraph" style:parent-style-name="Text_20_body" style:list-style-name="L37">
      <style:text-properties officeooo:rsid="004d829d" officeooo:paragraph-rsid="000e9c94"/>
    </style:style>
    <style:style style:name="P59" style:family="paragraph" style:parent-style-name="Text_20_body">
      <style:text-properties officeooo:rsid="004c5f51" officeooo:paragraph-rsid="000e9c94"/>
    </style:style>
    <style:style style:name="P60" style:family="paragraph" style:parent-style-name="Text_20_body" style:list-style-name="L22">
      <style:text-properties officeooo:paragraph-rsid="000e9c94"/>
    </style:style>
    <style:style style:name="P61" style:family="paragraph" style:parent-style-name="Text_20_body" style:list-style-name="L32">
      <style:text-properties officeooo:paragraph-rsid="000e9c94"/>
    </style:style>
    <style:style style:name="P62" style:family="paragraph" style:parent-style-name="Text_20_body">
      <style:text-properties officeooo:paragraph-rsid="000e9c94"/>
    </style:style>
    <style:style style:name="P63" style:family="paragraph" style:parent-style-name="Title">
      <style:text-properties fo:color="#069a2e" style:font-name="Ubuntu" officeooo:paragraph-rsid="000e9c94"/>
    </style:style>
    <style:style style:name="T1" style:family="text">
      <style:text-properties fo:color="#000000" fo:font-size="18pt" officeooo:rsid="001bded6" style:font-size-asian="18pt" style:font-size-complex="18pt"/>
    </style:style>
    <style:style style:name="T2" style:family="text">
      <style:text-properties officeooo:rsid="0015726f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093020"/>
    </style:style>
    <style:style style:name="T6" style:family="text">
      <style:text-properties officeooo:rsid="001bded6"/>
    </style:style>
    <style:style style:name="T7" style:family="text">
      <style:text-properties officeooo:rsid="00188bdb"/>
    </style:style>
    <style:style style:name="T8" style:family="text">
      <style:text-properties officeooo:rsid="001a7015"/>
    </style:style>
    <style:style style:name="T9" style:family="text">
      <style:text-properties style:font-name="Ubuntu"/>
    </style:style>
    <style:style style:name="T10" style:family="text">
      <style:text-properties style:font-name="Ubuntu" fo:font-size="14pt" fo:font-weight="bold" officeooo:rsid="0015726f" style:font-size-asian="14pt" style:font-weight-asian="bold" style:font-size-complex="14pt" style:font-weight-complex="bold"/>
    </style:style>
    <style:style style:name="T11" style:family="text">
      <style:text-properties style:font-name="Ubuntu" fo:font-size="14pt" fo:font-weight="bold" officeooo:rsid="001143ea" style:font-size-asian="14pt" style:font-weight-asian="bold" style:font-size-complex="14pt" style:font-weight-complex="bold"/>
    </style:style>
    <style:style style:name="T12" style:family="text">
      <style:text-properties style:font-name="Ubuntu" fo:font-size="14pt" fo:font-weight="bold" officeooo:rsid="001da7b4" style:font-size-asian="14pt" style:font-weight-asian="bold" style:font-size-complex="14pt" style:font-weight-complex="bold"/>
    </style:style>
    <style:style style:name="T13" style:family="text">
      <style:text-properties style:font-name="Ubuntu" fo:font-size="14pt" fo:font-weight="bold" style:font-size-asian="12.25pt" style:font-weight-asian="bold" style:font-size-complex="14pt" style:font-weight-complex="bold"/>
    </style:style>
    <style:style style:name="T14" style:family="text">
      <style:text-properties style:font-name="Ubuntu" fo:font-size="14pt" fo:font-weight="bold" officeooo:rsid="00454300" style:font-size-asian="12.25pt" style:font-weight-asian="bold" style:font-size-complex="14pt" style:font-weight-complex="bold"/>
    </style:style>
    <style:style style:name="T15" style:family="text">
      <style:text-properties style:font-name="Ubuntu" officeooo:rsid="002075ec"/>
    </style:style>
    <style:style style:name="T16" style:family="text">
      <style:text-properties style:font-name="Ubuntu" officeooo:rsid="00274b59"/>
    </style:style>
    <style:style style:name="T17" style:family="text">
      <style:text-properties style:font-name="Ubuntu" officeooo:rsid="00299313"/>
    </style:style>
    <style:style style:name="T18" style:family="text">
      <style:text-properties style:font-name="Ubuntu" officeooo:rsid="0054ca52"/>
    </style:style>
    <style:style style:name="T19" style:family="text">
      <style:text-properties style:font-name="Ubuntu" officeooo:rsid="002f1b3d"/>
    </style:style>
    <style:style style:name="T20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Ubuntu" fo:font-size="16pt" fo:font-weight="bold" officeooo:rsid="00454300" style:font-size-asian="16pt" style:font-weight-asian="bold" style:font-size-complex="16pt" style:font-weight-complex="bold"/>
    </style:style>
    <style:style style:name="T22" style:family="text">
      <style:text-properties style:font-name="Ubuntu" officeooo:rsid="00454300"/>
    </style:style>
    <style:style style:name="T23" style:family="text">
      <style:text-properties style:font-name="Ubuntu" officeooo:rsid="0046095b"/>
    </style:style>
    <style:style style:name="T24" style:family="text">
      <style:text-properties officeooo:rsid="00274b59"/>
    </style:style>
    <style:style style:name="T25" style:family="text">
      <style:text-properties officeooo:rsid="001ee86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f0c4" style:font-weight-asian="bold" style:font-weight-complex="bold"/>
    </style:style>
    <style:style style:name="T28" style:family="text">
      <style:text-properties fo:font-weight="bold" officeooo:rsid="004e1cff" style:font-weight-asian="bold" style:font-weight-complex="bold"/>
    </style:style>
    <style:style style:name="T29" style:family="text">
      <style:text-properties fo:font-weight="normal" officeooo:rsid="0022f0c4" style:font-weight-asian="normal" style:font-weight-complex="normal"/>
    </style:style>
    <style:style style:name="T30" style:family="text">
      <style:text-properties officeooo:rsid="0054ca52"/>
    </style:style>
    <style:style style:name="T31" style:family="text">
      <style:text-properties officeooo:rsid="005b1d1f"/>
    </style:style>
    <style:style style:name="T32" style:family="text">
      <style:text-properties officeooo:rsid="00357397"/>
    </style:style>
    <style:style style:name="T33" style:family="text">
      <style:text-properties officeooo:rsid="002d6617"/>
    </style:style>
    <style:style style:name="T34" style:family="text">
      <style:text-properties officeooo:rsid="002c1116"/>
    </style:style>
    <style:style style:name="T35" style:family="text">
      <style:text-properties officeooo:rsid="002ffc2c"/>
    </style:style>
    <style:style style:name="T36" style:family="text">
      <style:text-properties officeooo:rsid="00303920"/>
    </style:style>
    <style:style style:name="T37" style:family="text">
      <style:text-properties officeooo:rsid="00531732"/>
    </style:style>
    <style:style style:name="T38" style:family="text">
      <style:text-properties officeooo:rsid="00392787"/>
    </style:style>
    <style:style style:name="T39" style:family="text">
      <style:text-properties officeooo:rsid="005533bd"/>
    </style:style>
    <style:style style:name="T40" style:family="text">
      <style:text-properties officeooo:rsid="0035d256"/>
    </style:style>
    <style:style style:name="T41" style:family="text">
      <style:text-properties officeooo:rsid="003dacef"/>
    </style:style>
    <style:style style:name="T42" style:family="text">
      <style:text-properties officeooo:rsid="003ee1c6"/>
    </style:style>
    <style:style style:name="T43" style:family="text">
      <style:text-properties officeooo:rsid="00378867"/>
    </style:style>
    <style:style style:name="T44" style:family="text">
      <style:text-properties officeooo:rsid="0041e4b4"/>
    </style:style>
    <style:style style:name="T45" style:family="text">
      <style:text-properties officeooo:rsid="003897fd"/>
    </style:style>
    <style:style style:name="T46" style:family="text">
      <style:text-properties officeooo:rsid="003b239e"/>
    </style:style>
    <style:style style:name="T47" style:family="text">
      <style:text-properties officeooo:rsid="003be0be"/>
    </style:style>
    <style:style style:name="T48" style:family="text">
      <style:text-properties officeooo:rsid="0047641b"/>
    </style:style>
    <style:style style:name="T49" style:family="text">
      <style:text-properties style:font-name="Liberation Sans" fo:font-size="16.1000003814697pt" fo:font-weight="bold" officeooo:rsid="003dac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0" style:family="text">
      <style:text-properties officeooo:rsid="004079bd"/>
    </style:style>
    <style:style style:name="T51" style:family="text">
      <style:text-properties officeooo:rsid="0044a803"/>
    </style:style>
    <style:style style:name="T52" style:family="text">
      <style:text-properties officeooo:rsid="0051374a"/>
    </style:style>
    <style:style style:name="T53" style:family="text">
      <style:text-properties officeooo:rsid="00413794"/>
    </style:style>
    <style:style style:name="T54" style:family="text">
      <style:text-properties officeooo:rsid="00454300"/>
    </style:style>
    <style:style style:name="T55" style:family="text">
      <style:text-properties officeooo:rsid="0046095b"/>
    </style:style>
    <style:style style:name="T56" style:family="text">
      <style:text-properties officeooo:rsid="004c5f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SCHOOLAPP</text:p>
      <text:p text:style-name="P6"/>
      <text:p text:style-name="P36"><text:span text:style-name="T1">I</text:span>n this project <text:span text:style-name="T2">we are</text:span> going to build <text:span text:style-name="T3">SCHOOL APP.</text:span><text:span text:style-name="T4"> </text:span><text:span text:style-name="T5">The application will help school office to manage and improve quickly access of each student information. To archive this as software engineer I will covered more step such as analyzing, design, test, and deploy </text:span><text:span text:style-name="T2">based on DevOps methodology</text:span><text:span text:style-name="T5">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7"/>
      <text:h text:style-name="P2" text:outline-level="1">Analyses.</text:h>
      <text:list xml:id="list3581832295" text:style-name="L1">
        <text:list-item>
          <text:p text:style-name="P15">Requirement.</text:p>
          <text:p text:style-name="P24"><text:span text:style-name="T6">I</text:span><text:span text:style-name="T7"> decide to build this web application because, it will help any administration school to improve theirs dally activities. Like register new student, record student mark, register new teacher, </text:span><text:span text:style-name="T8">assign class to teachers, student badge and hours salary for teacher, alert student, alert teacher or parent throw email etc.</text:span></text:p>
        </text:list-item>
        <text:list-item>
          <text:p text:style-name="P17">Goal</text:p>
          <text:p text:style-name="P25">Our goal it’s to build high and performance web application with a very nice interface that will improve users experiences.</text:p>
          <text:p text:style-name="P25">It will also a occasion for us developer and member to improve our skills in really group project.</text:p>
          <text:p text:style-name="P24"><text:span text:style-name="T8">In case we found a customers to buy the application it will help us to earned money.</text:span><text:span text:style-name="T7"><text:tab/></text:span></text:p>
        </text:list-item>
        <text:list-item>
          <text:p text:style-name="P37"><text:span text:style-name="T10">F</text:span><text:span text:style-name="T11">eature</text:span><text:span text:style-name="T12">s.</text:span></text:p>
        </text:list-item>
      </text:list>
      <text:list xml:id="list807627388" text:style-name="L20">
        <text:list-item>
          <text:p text:style-name="P26">Manage student (CRUD).</text:p>
        </text:list-item>
        <text:list-item>
          <text:p text:style-name="P27">Manage school fee <text:span text:style-name="T24">or school pay.</text:span></text:p>
        </text:list-item>
        <text:list-item>
          <text:p text:style-name="P26">Manage class (CRUD).</text:p>
        </text:list-item>
        <text:list-item>
          <text:p text:style-name="P26">Manage mark.</text:p>
        </text:list-item>
        <text:list-item>
          <text:p text:style-name="P26">Manage teachers (CRUD).</text:p>
        </text:list-item>
        <text:list-item>
          <text:p text:style-name="P26"><text:s/>Assign student to a class.</text:p>
        </text:list-item>
        <text:list-item>
          <text:p text:style-name="P26">Assign teachers to a class.</text:p>
        </text:list-item>
        <text:list-item>
          <text:p text:style-name="P26">Pay teacher per hours.</text:p>
        </text:list-item>
        <text:list-item>
          <text:p text:style-name="P26">Manage notification or alert.</text:p>
        </text:list-item>
        <text:list-item>
          <text:p text:style-name="P28">Mange report.</text:p>
        </text:list-item>
        <text:list-item>
          <text:p text:style-name="P29">Print student report. </text:p>
        </text:list-item>
        <text:list-item>
          <text:p text:style-name="P26">Implement <text:span text:style-name="T25">access based on Role (DACC, secretary).</text:span></text:p>
        </text:list-item>
        <text:list-item>
          <text:p text:style-name="P30">Login based on authentication.</text:p>
        </text:list-item>
      </text:list>
      <text:list xml:id="list173026925696688" text:continue-list="list3581832295" text:style-name="L1">
        <text:list-item>
          <text:p text:style-name="P16">Conception. </text:p>
          <text:p text:style-name="P31"><text:soft-page-break/>This part help to understand how application will be designed, and to understand how component or classes will integrate their self.</text:p>
          <text:p text:style-name="P31">Let focus on UML approach to design every things. The first diagram it is <text:span text:style-name="T26">user case, </text:span><text:span text:style-name="T27">class diagram, package diagram </text:span><text:span text:style-name="T29">and</text:span><text:span text:style-name="T27"> </text:span><text:span text:style-name="T29">may be</text:span><text:span text:style-name="T27"> sequence diagram.</text:span></text:p>
        </text:list-item>
      </text:list>
      <text:list xml:id="list2982508726" text:style-name="L21">
        <text:list-item>
          <text:list>
            <text:list-item>
              <text:list>
                <text:list-item>
                  <text:p text:style-name="P38"><text:span text:style-name="T15">U</text:span><text:span text:style-name="T9">ser case diagram.</text:span></text:p>
                </text:list-item>
              </text:list>
            </text:list-item>
          </text:list>
        </text:list-item>
      </text:list>
      <text:p text:style-name="P32">Let focus here on features and how application user will interact with the application.</text:p>
      <text:p text:style-name="P62"><text:span text:style-name="T16">Depending of any school we could have two users DACC and secretary. </text:span><text:span text:style-name="T17">The following action cant be executed throw the application like:</text:span></text:p>
      <text:list xml:id="list4235853973" text:style-name="L22">
        <text:list-item>
          <text:p text:style-name="P60"><text:span text:style-name="T18">T</text:span><text:span text:style-name="T17">o manage student.</text:span></text:p>
        </text:list-item>
        <text:list-item>
          <text:p text:style-name="P60"><text:span text:style-name="T18">M</text:span><text:span text:style-name="T17">anage teachers,</text:span></text:p>
        </text:list-item>
        <text:list-item>
          <text:p text:style-name="P60"><text:span text:style-name="T18">M</text:span><text:span text:style-name="T17">anage class,</text:span></text:p>
        </text:list-item>
        <text:list-item>
          <text:p text:style-name="P60"><text:span text:style-name="T17"><text:s/></text:span><text:span text:style-name="T18">L</text:span><text:span text:style-name="T17">ogin </text:span><text:span text:style-name="T18">to the app</text:span><text:span text:style-name="T17">,</text:span></text:p>
        </text:list-item>
        <text:list-item>
          <text:p text:style-name="P60"><text:span text:style-name="T17"><text:s/></text:span><text:span text:style-name="T18">R</text:span><text:span text:style-name="T17">egister </text:span><text:span text:style-name="T18">student and teacher.</text:span></text:p>
        </text:list-item>
        <text:list-item>
          <text:p text:style-name="P60"><text:span text:style-name="T17">print student report </text:span><text:span text:style-name="T18">of the mark.</text:span></text:p>
        </text:list-item>
        <text:list-item>
          <text:p text:style-name="P60"><text:span text:style-name="T18">M</text:span><text:span text:style-name="T17">anage notification or alert,</text:span></text:p>
        </text:list-item>
        <text:list-item>
          <text:p text:style-name="P60"><text:span text:style-name="T18">Re</text:span><text:span text:style-name="T19">cord student mark,</text:span></text:p>
        </text:list-item>
        <text:list-item>
          <text:p text:style-name="P33">Add or edit school pay.</text:p>
        </text:list-item>
        <text:list-item>
          <text:p text:style-name="P33">Follow the registration and school pay process.</text:p>
        </text:list-item>
        <text:list-item>
          <text:p text:style-name="P60"><text:span text:style-name="T18">Generate bill of registration</text:span><text:span text:style-name="T19">.</text:span></text:p>
        </text:list-item>
        <text:list-item>
          <text:p text:style-name="P39"><text:span text:style-name="T19">G</text:span><text:span text:style-name="T9">enerate student card after the registration..</text:span></text:p>
        </text:list-item>
      </text:list>
      <text:list xml:id="list173026949856016" text:continue-list="list2982508726" text:style-name="L21">
        <text:list-item>
          <text:list>
            <text:list-item>
              <text:list>
                <text:list-item>
                  <text:p text:style-name="P34">Class diagram.</text:p>
                </text:list-item>
              </text:list>
            </text:list-item>
          </text:list>
        </text:list-item>
      </text:list>
      <text:p text:style-name="P35">Class diagram describe <text:s/>how the application will be designed <text:span text:style-name="T30">an</text:span><text:span text:style-name="T31">d</text:span><text:span text:style-name="T30"> structured.</text:span> It based on the user case diagram. </text:p>
      <text:p text:style-name="P35">The<text:span text:style-name="T32">y</text:span> class<text:span text:style-name="T33">es</text:span> tha<text:span text:style-name="T34">t</text:span> we are going to use <text:span text:style-name="T34">are: student, teacher, class, </text:span><text:span text:style-name="T33">register, salary, user, </text:span><text:span text:style-name="T35">exam, </text:span><text:span text:style-name="T36">report, course, </text:span><text:span text:style-name="T32">note, report, </text:span><text:span text:style-name="T37">school pay</text:span><text:span text:style-name="T36">.</text:span></text:p>
      <text:list xml:id="list173027479769850" text:continue-numbering="true" text:style-name="L21">
        <text:list-item>
          <text:list>
            <text:list-item>
              <text:list>
                <text:list-item>
                  <text:p text:style-name="P34">Package diagram.</text:p>
                </text:list-item>
                <text:list-item>
                  <text:p text:style-name="P34">Sequence diagram.</text:p>
                </text:list-item>
              </text:list>
            </text:list-item>
          </text:list>
        </text:list-item>
      </text:list>
      <text:h text:style-name="P2" text:outline-level="1"><text:span text:style-name="T8">Project </text:span>Methodology <text:span text:style-name="T38">based on </text:span><text:span text:style-name="T39">DevOps and Agile</text:span>.</text:h>
      <text:p text:style-name="P62"><text:span text:style-name="T32">They project will be breakdown </text:span><text:span text:style-name="T40">in to small module </text:span><text:span text:style-name="T41">usually called sprin</text:span><text:span text:style-name="T42">t</text:span><text:span text:style-name="T40">. <text:s/></text:span><text:span text:style-name="T43">Each </text:span><text:span text:style-name="T44">sprint</text:span><text:span text:style-name="T43"> will be considered a small version of the application </text:span><text:span text:style-name="T44">and will be ended after 2 weeks</text:span><text:span text:style-name="T43">. Keep on your mind </text:span><text:span text:style-name="T45">that </text:span><text:soft-page-break/><text:span text:style-name="T45">we </text:span><text:span text:style-name="T46">want to build school web application</text:span><text:span text:style-name="T45"> </text:span><text:span text:style-name="T46">and <text:s/></text:span><text:span text:style-name="T47">to that we will</text:span><text:span text:style-name="T45"> focus here </text:span><text:span text:style-name="T47">only on</text:span><text:span text:style-name="T45"> some feature that we decide to choose. </text:span></text:p>
      <text:p text:style-name="P40">For each module we will <text:span text:style-name="T48">follow </text:span>this approach: <text:span text:style-name="T42">CI/CD</text:span></text:p>
      <text:list xml:id="list3527938248" text:style-name="L23">
        <text:list-item>
          <text:p text:style-name="P41">CI: Plan, code, build, test</text:p>
        </text:list-item>
        <text:list-item>
          <text:p text:style-name="P41">CD: Release, Deploy, Operate, monitor</text:p>
        </text:list-item>
      </text:list>
      <text:h text:style-name="P3" text:outline-level="2"><text:span text:style-name="T49">Sprint</text:span> 1: <text:span text:style-name="T50">student and class management.</text:span></text:h>
      <text:list xml:id="list1310457521" text:style-name="L24">
        <text:list-item>
          <text:p text:style-name="P42">Issues.</text:p>
        </text:list-item>
      </text:list>
      <text:list xml:id="list3744091795" text:style-name="L25">
        <text:list-item>
          <text:p text:style-name="P44">As secretary I will able to register new student.</text:p>
        </text:list-item>
        <text:list-item>
          <text:p text:style-name="P44">As secretary I will able to <text:span text:style-name="T37">view </text:span>student information.</text:p>
        </text:list-item>
        <text:list-item>
          <text:p text:style-name="P44">As secretary I will able to view student profile.</text:p>
        </text:list-item>
        <text:list-item>
          <text:p text:style-name="P44">As secretary I will able to add new class.</text:p>
        </text:list-item>
        <text:list-item>
          <text:p text:style-name="P44">As secretary I will able to assign student to a class.</text:p>
        </text:list-item>
        <text:list-item>
          <text:p text:style-name="P44">As secretary I will able to <text:span text:style-name="T44">view list of student per class.</text:span></text:p>
        </text:list-item>
        <text:list-item>
          <text:p text:style-name="P44">As secretary I will able to <text:span text:style-name="T51">follow </text:span><text:span text:style-name="T52">process of</text:span><text:span text:style-name="T51"> student school pay.</text:span></text:p>
        </text:list-item>
        <text:list-item>
          <text:p text:style-name="P47">As <text:s/><text:span text:style-name="T53">secretary I will able to </text:span>add or edit school pay for each <text:s/>class and each year.</text:p>
        </text:list-item>
        <text:list-item>
          <text:p text:style-name="P47">As <text:s/><text:span text:style-name="T53">secretary I will able to </text:span>generate registration or school pay <text:s/>bill.</text:p>
        </text:list-item>
      </text:list>
      <text:list xml:id="list991274629" text:style-name="L26">
        <text:list-item>
          <text:p text:style-name="P48">Epic </text:p>
        </text:list-item>
      </text:list>
      <text:list xml:id="list889377715" text:style-name="L27">
        <text:list-item>
          <text:p text:style-name="P49">Analyses.</text:p>
        </text:list-item>
        <text:list-item>
          <text:p text:style-name="P49">Design <text:s/>UI.</text:p>
        </text:list-item>
        <text:list-item>
          <text:p text:style-name="P49">Build API.</text:p>
        </text:list-item>
        <text:list-item>
          <text:p text:style-name="P49">Build UI.</text:p>
        </text:list-item>
        <text:list-item>
          <text:p text:style-name="P49">Unit and integration test.</text:p>
        </text:list-item>
        <text:list-item>
          <text:p text:style-name="P45">Deploy<text:span text:style-name="T44">ed</text:span> <text:span text:style-name="T44">on docker hub and locally.</text:span></text:p>
        </text:list-item>
        <text:list-item>
          <text:p text:style-name="P50">Demo.</text:p>
        </text:list-item>
      </text:list>
      <text:p text:style-name="P46"/>
      <text:list xml:id="list1773814678" text:style-name="L28">
        <text:list-item>
          <text:p text:style-name="P43">Conception.</text:p>
        </text:list-item>
      </text:list>
      <text:list xml:id="list4280909128" text:style-name="L29">
        <text:list-item>
          <text:p text:style-name="P51">User case diagram.</text:p>
        </text:list-item>
      </text:list>
      <text:p text:style-name="P52">Here are list of user case for this spring: register student, add new class, view list of class, view list of student, update student information, follow student school pay, <text:span text:style-name="T54">assign student to a class.</text:span></text:p>
      <text:list xml:id="list173026422474916" text:continue-numbering="true" text:style-name="L29">
        <text:list-item>
          <text:p text:style-name="P51">Class diagram.</text:p>
        </text:list-item>
      </text:list>
      <text:p text:style-name="P54"><text:soft-page-break/>We are going only to list class that will be used for this sprint, their properties will be listed into the main diagram.</text:p>
      <text:p text:style-name="P54">We can list: student, class, <text:span text:style-name="T55">level, cycle</text:span></text:p>
      <text:list xml:id="list173026169040255" text:continue-numbering="true" text:style-name="L29">
        <text:list-item>
          <text:p text:style-name="P51">Sequence diagram.</text:p>
        </text:list-item>
      </text:list>
      <text:h text:style-name="P2" text:outline-level="1">Graphic chart.</text:h>
      <text:list xml:id="list3550307490" text:style-name="L30">
        <text:list-item>
          <text:p text:style-name="P55">Colors.</text:p>
        </text:list-item>
      </text:list>
      <text:list xml:id="list1097312639" text:style-name="L31">
        <text:list-item>
          <text:p text:style-name="P56">Background:</text:p>
        </text:list-item>
        <text:list-item>
          <text:p text:style-name="P56">Font: </text:p>
        </text:list-item>
        <text:list-item>
          <text:p text:style-name="P56">Link:</text:p>
        </text:list-item>
        <text:list-item>
          <text:p text:style-name="P56">Button:</text:p>
        </text:list-item>
        <text:list-item>
          <text:p text:style-name="P56">Text: </text:p>
        </text:list-item>
      </text:list>
      <text:list xml:id="list173027268147005" text:continue-list="list3550307490" text:style-name="L30">
        <text:list-item>
          <text:p text:style-name="P55">Font style.</text:p>
        </text:list-item>
        <text:list-item>
          <text:p text:style-name="P55">Font size.</text:p>
        </text:list-item>
      </text:list>
      <text:h text:style-name="P2" text:outline-level="1"><text:span text:style-name="T6">P</text:span>roject <text:span text:style-name="T6">license </text:span><text:span text:style-name="T40">and version.</text:span></text:h>
      <text:h text:style-name="P2" text:outline-level="1">Skills and tools.</text:h>
      <text:list xml:id="list1540540471" text:style-name="L32">
        <text:list-item>
          <text:p text:style-name="P61"><text:span text:style-name="T14">Languages</text:span><text:span text:style-name="T21">.</text:span></text:p>
        </text:list-item>
      </text:list>
      <text:list xml:id="list3166060260" text:style-name="L33">
        <text:list-item>
          <text:p text:style-name="P57"><text:span text:style-name="T22">J</text:span><text:span text:style-name="T23">ava.</text:span></text:p>
        </text:list-item>
        <text:list-item>
          <text:p text:style-name="P19">JavaScript.</text:p>
        </text:list-item>
        <text:list-item>
          <text:p text:style-name="P19">HTML.</text:p>
        </text:list-item>
        <text:list-item>
          <text:p text:style-name="P19">CSS.</text:p>
        </text:list-item>
        <text:list-item>
          <text:p text:style-name="P19">SQL.</text:p>
        </text:list-item>
      </text:list>
      <text:list xml:id="list173027149669084" text:continue-list="list1540540471" text:style-name="L32">
        <text:list-item>
          <text:p text:style-name="P18">Framework.</text:p>
        </text:list-item>
      </text:list>
      <text:list xml:id="list1851337434" text:style-name="L34">
        <text:list-item>
          <text:list>
            <text:list-item>
              <text:p text:style-name="P20">Spring boot.</text:p>
            </text:list-item>
            <text:list-item>
              <text:p text:style-name="P20">Angular.</text:p>
            </text:list-item>
            <text:list-item>
              <text:p text:style-name="P20">Bootstrap</text:p>
            </text:list-item>
          </text:list>
        </text:list-item>
      </text:list>
      <text:list xml:id="list173026927834190" text:continue-list="list173027149669084" text:style-name="L32">
        <text:list-item>
          <text:p text:style-name="P53"><text:span text:style-name="T13">Tools</text:span><text:span text:style-name="T20">.</text:span></text:p>
        </text:list-item>
      </text:list>
      <text:list xml:id="list2011000540" text:style-name="L35">
        <text:list-item>
          <text:p text:style-name="P22"><text:soft-page-break/>Git.</text:p>
        </text:list-item>
        <text:list-item>
          <text:p text:style-name="P22">Jira</text:p>
        </text:list-item>
        <text:list-item>
          <text:p text:style-name="P22">Docker</text:p>
        </text:list-item>
        <text:list-item>
          <text:p text:style-name="P23">Adobe XD</text:p>
        </text:list-item>
        <text:list-item>
          <text:p text:style-name="P23">draw io</text:p>
        </text:list-item>
        <text:list-item>
          <text:p text:style-name="P23">Visual studio code</text:p>
        </text:list-item>
        <text:list-item>
          <text:p text:style-name="P23">IntelliJ <text:span text:style-name="T52">IDEA</text:span></text:p>
        </text:list-item>
      </text:list>
      <text:list xml:id="list173026604861851" text:continue-list="list173026927834190" text:style-name="L32">
        <text:list-item>
          <text:p text:style-name="P18">database.</text:p>
        </text:list-item>
      </text:list>
      <text:list xml:id="list3209387832" text:style-name="L36">
        <text:list-item>
          <text:list>
            <text:list-item>
              <text:p text:style-name="P21">PostgreSQL</text:p>
              <text:p text:style-name="P21"/>
            </text:list-item>
          </text:list>
        </text:list-item>
      </text:list>
      <text:h text:style-name="P2" text:outline-level="1">Project members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2032806048">
          <table:table-cell table:style-name="Table1.A1" office:value-type="string">
            <text:p text:style-name="P8">Name </text:p>
          </table:table-cell>
          <table:table-cell table:style-name="Table1.A1" office:value-type="string">
            <text:p text:style-name="P8">Role </text:p>
          </table:table-cell>
          <table:table-cell table:style-name="Table1.A1" office:value-type="string">
            <text:p text:style-name="P8">Graduation </text:p>
          </table:table-cell>
          <table:table-cell table:style-name="Table1.D1" office:value-type="string">
            <text:p text:style-name="P8">Contacts</text:p>
          </table:table-cell>
        </table:table-row>
        <table:table-row table:style-name="TableLine94212032056000">
          <table:table-cell table:style-name="Table1.A2" office:value-type="string">
            <text:p text:style-name="P8"><text:span text:style-name="T56">Mr. </text:span>Wadoulfey</text:p>
          </table:table-cell>
          <table:table-cell table:style-name="Table1.A2" office:value-type="string">
            <text:p text:style-name="P9">Product manager</text:p>
          </table:table-cell>
          <table:table-cell table:style-name="Table1.A2" office:value-type="string">
            <text:p text:style-name="P10">Informaticien chercheur</text:p>
          </table:table-cell>
          <table:table-cell table:style-name="Table1.D2" office:value-type="string">
            <text:p text:style-name="P14"/>
          </table:table-cell>
        </table:table-row>
        <table:table-row table:style-name="TableLine94212033278288">
          <table:table-cell table:style-name="Table1.A2" office:value-type="string">
            <text:p text:style-name="P11">Dountio </text:p>
          </table:table-cell>
          <table:table-cell table:style-name="Table1.A2" office:value-type="string">
            <text:p text:style-name="P11">Developer / product owner </text:p>
          </table:table-cell>
          <table:table-cell table:style-name="Table1.A2" office:value-type="string">
            <text:p text:style-name="P11">Licence</text:p>
          </table:table-cell>
          <table:table-cell table:style-name="Table1.D2" office:value-type="string">
            <text:p text:style-name="P14"/>
          </table:table-cell>
        </table:table-row>
        <table:table-row table:style-name="TableLine94212033279312">
          <table:table-cell table:style-name="Table1.A2" office:value-type="string">
            <text:p text:style-name="P8">Pierre</text:p>
          </table:table-cell>
          <table:table-cell table:style-name="Table1.A2" office:value-type="string">
            <text:p text:style-name="P9">Front-end developer</text:p>
          </table:table-cell>
          <table:table-cell table:style-name="Table1.A2" office:value-type="string">
            <text:p text:style-name="P10">Ing</text:p>
          </table:table-cell>
          <table:table-cell table:style-name="Table1.D2" office:value-type="string">
            <text:p text:style-name="P14"/>
          </table:table-cell>
        </table:table-row>
        <table:table-row table:style-name="TableLine94212033280352">
          <table:table-cell table:style-name="Table1.A2" office:value-type="string">
            <text:p text:style-name="P8">Kamga</text:p>
          </table:table-cell>
          <table:table-cell table:style-name="Table1.A2" office:value-type="string">
            <text:p text:style-name="P9">Front-end developer</text:p>
          </table:table-cell>
          <table:table-cell table:style-name="Table1.A2" office:value-type="string">
            <text:p text:style-name="P10">Licence</text:p>
          </table:table-cell>
          <table:table-cell table:style-name="Table1.D2" office:value-type="string">
            <text:p text:style-name="P14"/>
          </table:table-cell>
        </table:table-row>
      </table:table>
      <text:p text:style-name="P62"/>
      <text:h text:style-name="P2" text:outline-level="1"><text:span text:style-name="T6">P</text:span>roject cost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12033297312">
          <table:table-cell table:style-name="Table2.A1" office:value-type="string">
            <text:p text:style-name="P10">Name </text:p>
          </table:table-cell>
          <table:table-cell table:style-name="Table2.A1" office:value-type="string">
            <text:p text:style-name="P10">Hour per</text:p>
          </table:table-cell>
          <table:table-cell table:style-name="Table2.A1" office:value-type="string">
            <text:p text:style-name="P11">Other </text:p>
          </table:table-cell>
          <table:table-cell table:style-name="Table2.D1" office:value-type="string">
            <text:p text:style-name="P10">Total </text:p>
          </table:table-cell>
        </table:table-row>
        <table:table-row table:style-name="TableLine94212033300848">
          <table:table-cell table:style-name="Table2.A2" office:value-type="string">
            <text:p text:style-name="P8"><text:span text:style-name="T56">Mr. </text:span>Wadoulfey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text:s text:c="10"/>/</text:p>
          </table:table-cell>
          <table:table-cell table:style-name="Table2.D2" office:value-type="string">
            <text:p text:style-name="P14"/>
          </table:table-cell>
        </table:table-row>
        <table:table-row table:style-name="TableLine94212033303776">
          <table:table-cell table:style-name="Table2.A2" office:value-type="string">
            <text:p text:style-name="P11">Dountio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text:s text:c="10"/>/</text:p>
          </table:table-cell>
          <table:table-cell table:style-name="Table2.D2" office:value-type="string">
            <text:p text:style-name="P14"/>
          </table:table-cell>
        </table:table-row>
        <table:table-row table:style-name="TableLine94212033304800">
          <table:table-cell table:style-name="Table2.A2" office:value-type="string">
            <text:p text:style-name="P11">Pierre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text:s text:c="10"/>/</text:p>
          </table:table-cell>
          <table:table-cell table:style-name="Table2.D2" office:value-type="string">
            <text:p text:style-name="P14"/>
          </table:table-cell>
        </table:table-row>
        <table:table-row table:style-name="TableLine94212033305840">
          <table:table-cell table:style-name="Table2.A2" office:value-type="string">
            <text:p text:style-name="P11">Kamga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text:s text:c="9"/>/</text:p>
          </table:table-cell>
          <table:table-cell table:style-name="Table2.D2" office:value-type="string">
            <text:p text:style-name="P14"/>
          </table:table-cell>
        </table:table-row>
        <table:table-row table:style-name="TableLine94212033307264">
          <table:table-cell table:style-name="Table2.A2" office:value-type="string">
            <text:p text:style-name="P11">Total 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2"/>
      <text:h text:style-name="P3" text:outline-level="2">Estimate selling of the web application. 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Tax </text:p>
          </table:table-cell>
          <table:table-cell table:style-name="Table3.B1" office:value-type="string">
            <text:p text:style-name="P13"><text:s text:c="36"/>/</text:p>
          </table:table-cell>
        </table:table-row>
        <text:soft-page-break/>
        <table:table-row table:style-name="Table3.1">
          <table:table-cell table:style-name="Table3.A2" office:value-type="string">
            <text:p text:style-name="P12">Sub Total </text:p>
          </table:table-cell>
          <table:table-cell table:style-name="Table3.B2" office:value-type="string">
            <text:p text:style-name="P13"><text:s text:c="36"/>/</text:p>
          </table:table-cell>
        </table:table-row>
        <table:table-row table:style-name="TableLine94212033329872">
          <table:table-cell table:style-name="Table3.A2" office:value-type="string">
            <text:p text:style-name="P12">Invest </text:p>
          </table:table-cell>
          <table:table-cell table:style-name="Table3.B2" office:value-type="string">
            <text:p text:style-name="P13"><text:s text:c="36"/><text:span text:style-name="T28">XAF</text:span></text:p>
          </table:table-cell>
        </table:table-row>
        <table:table-row table:style-name="TableLine94212033330864">
          <table:table-cell table:style-name="Table3.A4" office:value-type="string">
            <text:p text:style-name="P12">Total </text:p>
          </table:table-cell>
          <table:table-cell table:style-name="Table3.B4" office:value-type="string">
            <text:p text:style-name="P13"><text:s text:c="36"/><text:span text:style-name="T28">XAF</text:span></text:p>
          </table:table-cell>
        </table:table-row>
      </table:table>
      <text:p text:style-name="P62"/>
      <text:p text:style-name="P62"/>
      <text:h text:style-name="P1" text:outline-level="1">Installation.</text:h>
      <text:list xml:id="list4194532036" text:style-name="L37">
        <text:list-item>
          <text:p text:style-name="P58">Requirement. </text:p>
        </text:list-item>
        <text:list-item>
          <text:p text:style-name="P58">installation command.</text:p>
        </text:list-item>
      </text:list>
      <text:h text:style-name="P2" text:outline-level="1">Reference</text:h>
      <text:p text:style-name="P59">stackOverFlow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7:26:21.635632074</meta:creation-date>
    <dc:date>2024-03-23T17:30:25.630358183</dc:date>
    <meta:editing-duration>PT4M4S</meta:editing-duration>
    <meta:editing-cycles>1</meta:editing-cycles>
    <meta:document-statistic meta:table-count="3" meta:image-count="0" meta:object-count="0" meta:page-count="7" meta:paragraph-count="154" meta:word-count="869" meta:character-count="5001" meta:non-whitespace-character-count="4156"/>
    <meta:generator>LibreOffice/6.4.7.2$Linux_X86_64 LibreOffice_project/40$Build-2</meta:generator>
  </office:meta>
</office:document-meta>
</file>